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49" table:default-cell-style-name="ce1"/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2016</text:p>
          </table:table-cell>
          <table:covered-table-cell/>
          <table:table-cell table:style-name="ce10" office:value-type="string" calcext:value-type="string" table:number-columns-spanned="3" table:number-rows-spanned="1">
            <text:p>201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2018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:.N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5:.N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:.N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7:.N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8:.N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9:.N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10:.N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11:.N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12:.N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3:.N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4:.N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5:.N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6:.N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7:.N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8:.N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20:.N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1:.N2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22:.N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23:.N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24:.N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25:.N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26:.N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27:.N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8:.N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9:.N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30:.N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31:.N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2:.N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33:.N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5:.N3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36:.N3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37:.N3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38:.N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39:.N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0:.N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1:.N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2:.N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3:.N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4:.N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5:.N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46:.N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47:.N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8:.N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0:.N5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51:.N5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2:.N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53:.N5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4:.N5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5:.N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6:.N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7:.N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8:.N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59:.N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0:.N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1:.N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2:.N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63:.N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64:.N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6:.N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7:.N6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8:.N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69:.N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70:.N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71:.N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72:.N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73:.N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4:.N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5:.N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6:.N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7:.N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8:.N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9:.N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81:.N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82:.N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83:.N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84:.N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85:.N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8"/>
          <table:table-cell table:style-name="ce5" table:formula="of:=SUM([.D86:.N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87:.N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  <table:table-cell table:style-name="ce5" table:formula="of:=SUM([.D88:.N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9:.N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0:.N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91:.N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92:.N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3:.N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4:.N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5:.N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2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96])" office:value-type="float" office:value="10" calcext:value-type="float">
            <text:p>10</text:p>
          </table:table-cell>
          <table:table-cell table:style-name="ce5" table:formula="of:=SUM([.E4:.E96])" office:value-type="float" office:value="10" calcext:value-type="float">
            <text:p>10</text:p>
          </table:table-cell>
          <table:table-cell table:style-name="ce5" table:formula="of:=SUM([.F4:.F96])" office:value-type="float" office:value="10" calcext:value-type="float">
            <text:p>10</text:p>
          </table:table-cell>
          <table:table-cell table:style-name="ce5" table:formula="of:=SUM([.G4:.G96])" office:value-type="float" office:value="10" calcext:value-type="float">
            <text:p>10</text:p>
          </table:table-cell>
          <table:table-cell table:style-name="ce5" table:formula="of:=SUM([.H4:.H96])" office:value-type="float" office:value="10" calcext:value-type="float">
            <text:p>10</text:p>
          </table:table-cell>
          <table:table-cell table:style-name="ce5" table:formula="of:=SUM([.I4:.I96])" office:value-type="float" office:value="10" calcext:value-type="float">
            <text:p>10</text:p>
          </table:table-cell>
          <table:table-cell table:style-name="ce5" table:formula="of:=SUM([.J4:.J96])" office:value-type="float" office:value="10" calcext:value-type="float">
            <text:p>10</text:p>
          </table:table-cell>
          <table:table-cell table:style-name="ce5" table:formula="of:=SUM([.K4:.K96])" office:value-type="float" office:value="10" calcext:value-type="float">
            <text:p>10</text:p>
          </table:table-cell>
          <table:table-cell table:style-name="ce5" table:formula="of:=SUM([.L4:.L96])" office:value-type="float" office:value="10" calcext:value-type="float">
            <text:p>10</text:p>
          </table:table-cell>
          <table:table-cell table:style-name="ce5" table:formula="of:=SUM([.M4:.M96])" office:value-type="float" office:value="10" calcext:value-type="float">
            <text:p>10</text:p>
          </table:table-cell>
          <table:table-cell table:style-name="ce8"/>
          <table:table-cell table:style-name="ce5" table:formula="of:=SUM([.O4:.O96])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0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4T14:58:28.112758114</dc:date>
    <meta:editing-cycles>9</meta:editing-cycles>
    <meta:editing-duration>PT1H1M55S</meta:editing-duration>
    <meta:document-statistic meta:table-count="1" meta:cell-count="507" meta:object-count="0"/>
  </office:meta>
</office:document-meta>
</file>